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3" svg:font-family="'DejaVu Sans Mono'" style:font-adornments="Obliqu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DejaVu Sans Mono1"/>
    </style:style>
    <style:style style:name="P4" style:family="paragraph" style:parent-style-name="Text_20_body">
      <style:text-properties style:font-name="DejaVu Sans Mono2" fo:language="ru" fo:country="RU"/>
    </style:style>
    <style:style style:name="P5" style:family="paragraph" style:parent-style-name="Heading_20_2">
      <style:text-properties fo:language="ru" fo:country="RU"/>
    </style:style>
    <style:style style:name="P6" style:family="paragraph" style:parent-style-name="Heading_20_2">
      <style:text-properties style:font-name="Times New Roman" fo:language="ru" fo:country="RU"/>
    </style:style>
    <style:style style:name="P7" style:family="paragraph" style:parent-style-name="Heading_20_2" style:list-style-name="L2">
      <style:text-properties style:font-name="DejaVu Sans Mono" fo:font-size="12pt" fo:language="ru" fo:country="RU" style:font-size-asian="12pt" style:font-size-complex="12pt"/>
    </style:style>
    <style:style style:name="P8" style:family="paragraph" style:parent-style-name="Heading_20_2" style:list-style-name="L2"/>
    <style:style style:name="P9" style:family="paragraph" style:parent-style-name="Heading_20_2">
      <style:paragraph-properties fo:margin-left="0cm" fo:margin-right="0cm" fo:text-indent="0cm" style:auto-text-indent="false"/>
    </style:style>
    <style:style style:name="P10" style:family="paragraph" style:parent-style-name="Heading_20_3">
      <style:paragraph-properties fo:margin-left="0cm" fo:margin-right="0cm" fo:text-indent="0cm" style:auto-text-indent="false"/>
    </style:style>
    <style:style style:name="P11" style:family="paragraph" style:parent-style-name="Text_20_body">
      <style:text-properties fo:language="ru" fo:country="RU"/>
    </style:style>
    <style:style style:name="P12" style:family="paragraph" style:parent-style-name="Text_20_body" style:list-style-name="L1">
      <style:text-properties fo:language="ru" fo:country="RU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>
      <style:text-properties style:font-name="Times New Roman" fo:language="ru" fo:country="RU"/>
    </style:style>
    <style:style style:name="P15" style:family="paragraph" style:parent-style-name="Text_20_body">
      <style:text-properties style:font-name="Times New Roman" fo:language="en" fo:country="US"/>
    </style:style>
    <style:style style:name="P16" style:family="paragraph" style:parent-style-name="Text_20_body">
      <style:text-properties style:font-name="DejaVu Sans Mono" fo:language="en" fo:country="US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ru" fo:country="RU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DejaVu Sans Mono" fo:language="ru" fo:country="RU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DejaVu Sans Mono3" fo:language="en" fo:country="US" fo:font-style="italic" style:font-style-asian="italic" style:font-style-complex="italic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language="en" fo:country="US"/>
    </style:style>
    <style:style style:name="T6" style:family="text">
      <style:text-properties style:font-name="DejaVu Sans Mono" fo:font-size="12pt" fo:language="en" fo:country="US" style:font-size-asian="12pt" style:font-size-complex="12pt"/>
    </style:style>
    <style:style style:name="T7" style:family="text">
      <style:text-properties style:font-name="Arial"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Утилита <text:span text:style-name="T1">ilogger</text:span></text:p>
      <text:h text:style-name="Heading_20_1" text:outline-level="1">Описание</text:h>
      <text:p text:style-name="Text_20_body"><text:span text:style-name="T2">Консольная утилита </text:span><text:span text:style-name="T1">ilogger </text:span><text:span text:style-name="T2">перехватывает управляющие действия пользователя и сохраняет их в </text:span><text:span text:style-name="T1">stdout.</text:span></text:p>
      <text:p text:style-name="Text_20_body"><text:span text:style-name="T1"><text:s/></text:span><text:span text:style-name="T2">Под «управляющими действиями» понимаются следующие события:</text:span></text:p>
      <text:list xml:id="list8722014301731659215" text:style-name="L1">
        <text:list-item>
          <text:p text:style-name="P12">нажатие/отпускание клавиши на клавиатуре,</text:p>
        </text:list-item>
        <text:list-item>
          <text:p text:style-name="P12">нажатие/отпускание левой/средней/правой кнопки мыши,</text:p>
        </text:list-item>
        <text:list-item>
          <text:p text:style-name="P12">вращение колеса мыши,</text:p>
        </text:list-item>
        <text:list-item>
          <text:p text:style-name="P12">перемещение указателя мыши по экрану.</text:p>
        </text:list-item>
      </text:list>
      <text:p text:style-name="P1">Каждое действие сохраняется в <text:span text:style-name="T1">stdout </text:span>как отдельная запись, которая выводится в текстовом или бинарном формате (в зависимости от значения опции <text:span text:style-name="T1"><text:s/></text:span><text:span text:style-name="T3">--ioformat</text:span><text:span text:style-name="T1">, </text:span>см ниже).</text:p>
      <text:p text:style-name="P1">Одновременно утилита читает свой <text:span text:style-name="T1">stdin. </text:span>Каждая запись из стандартного ввода также являет собой «действие пользователя» в таком же формате. <text:s/>Утилита имитирует эти действия (в дальнейшем называемые «собственными»), как будто их совершил пользователь.</text:p>
      <text:p text:style-name="P1">Собственные действия также перехватываются и логгируются или не лоогируются в <text:span text:style-name="T1">stdout </text:span>(в зависимости от значения опции <text:span text:style-name="T1"><text:s/></text:span><text:span text:style-name="T3">--ownaction</text:span><text:span text:style-name="T1">, </text:span>см ниже)</text:p>
      <text:h text:style-name="Heading_20_1" text:outline-level="1">Записи ввода/вывода</text:h>
      <text:h text:style-name="Heading_20_2" text:outline-level="2">События клавиатуры</text:h>
      <text:h text:style-name="Heading_20_3" text:outline-level="3">Текстовый формат</text:h>
      <text:p text:style-name="P1">Нажатию/отпусканию клавиши соответствуют строки:</text:p>
      <text:p text:style-name="P3"><text:span text:style-name="T2">Key press: </text:span><text:span text:style-name="T1">n</text:span></text:p>
      <text:p text:style-name="P3"><text:span text:style-name="T2">Key release: </text:span><text:span text:style-name="T1">n</text:span></text:p>
      <text:p text:style-name="P1">где <text:span text:style-name="T1">n – </text:span>число идентифицирующее нажатую/отпущенную клавишу.</text:p>
      <text:h text:style-name="Heading_20_3" text:outline-level="3">Бинарный формат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1">01 — клавиатура, 1бт</text:p>
      <text:p text:style-name="P2"><text:span text:style-name="T2">00/01 — </text:span>press/release, 1<text:span text:style-name="T2">бт</text:span></text:p>
      <text:p text:style-name="P2">n – <text:span text:style-name="T2">номер клавиши, 2бт</text:span></text:p>
      <text:h text:style-name="P9" text:outline-level="2"><text:soft-page-break/>Кнопки мыши</text:h>
      <text:h text:style-name="P10" text:outline-level="3"><text:bookmark-start text:name="__RefNumPara__162_1486483486"/>Текстовый формат<text:bookmark-end text:name="__RefNumPara__162_1486483486"/></text:h>
      <text:p text:style-name="P1">Нажатию/отпусканию кнопки мыши соответствуют строки:</text:p>
      <text:p text:style-name="P4">Mouse button press: <text:span text:style-name="T1">LEFT</text:span></text:p>
      <text:p text:style-name="P4">Mouse button press: <text:span text:style-name="T1">MIDDLE</text:span></text:p>
      <text:p text:style-name="P4">Mouse button press: RIGHT</text:p>
      <text:p text:style-name="P4">Mouse button release: <text:span text:style-name="T1">LEFT</text:span></text:p>
      <text:p text:style-name="P4">Mouse button release: <text:span text:style-name="T1">MIDDLE</text:span></text:p>
      <text:p text:style-name="P4">Mouse button release: RIGHT</text:p>
      <text:h text:style-name="Heading_20_3" text:outline-level="3"><text:bookmark-start text:name="__RefNumPara__160_1486483486"/>Бинарный формат<text:bookmark-end text:name="__RefNumPara__160_1486483486"/>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2"><text:span text:style-name="T2">0</text:span>0<text:span text:style-name="T2"> — мышь, 1бт</text:span></text:p>
      <text:p text:style-name="P2"><text:span text:style-name="T2">00/01 — </text:span>press/release, 1<text:span text:style-name="T2">бт</text:span></text:p>
      <text:p text:style-name="P1">01/02/03 — кнопка <text:span text:style-name="T1">LEFT/MIDDLE/RIGHT, </text:span>1бт</text:p>
      <text:h text:style-name="P5" text:outline-level="2">Колесо мыши</text:h>
      <text:h text:style-name="P10" text:outline-level="3"><text:span text:style-name="T2"><text:s/>Текстовый формат</text:span></text:h>
      <text:p text:style-name="P17">Вращению колеса мыши соответствуют строки:</text:p>
      <text:p text:style-name="P18">Mouse wheel: UP</text:p>
      <text:p text:style-name="P18">Mouse wheel: <text:span text:style-name="T1">DOWN</text:span></text:p>
      <text:h text:style-name="P10" text:outline-level="3"><text:span text:style-name="T2"><text:s/>Бинарный формат</text:span>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2"><text:span text:style-name="T2">0</text:span>0<text:span text:style-name="T2"> — мышь, 1бт</text:span></text:p>
      <text:p text:style-name="P2"><text:span text:style-name="T2">0</text:span>2<text:span text:style-name="T2"> — </text:span>wheel, 1<text:span text:style-name="T2">бт</text:span></text:p>
      <text:p text:style-name="P19">00/01 – down/up, <text:span text:style-name="T2">1бт</text:span></text:p>
      <text:h text:style-name="P5" text:outline-level="2">Перемещение указателя мыши</text:h>
      <text:h text:style-name="P10" text:outline-level="3"><text:span text:style-name="T2">Текстовый формат</text:span></text:h>
      <text:p text:style-name="P17">Перемещению указателя мыши соответствуют строки:</text:p>
      <text:p text:style-name="P18">Mouse move: X<text:span text:style-name="T1">=nx,</text:span> Y=<text:span text:style-name="T1">ny</text:span></text:p>
      <text:p text:style-name="P18"><text:soft-page-break/>где <text:span text:style-name="T1">nx, ny -</text:span>координаты указателя в пикселях.</text:p>
      <text:h text:style-name="P10" text:outline-level="3"><text:span text:style-name="T2"><text:s/>Бинарный формат</text:span></text:h>
      <text:p text:style-name="P2">'ilog' – <text:span text:style-name="T2">сигнатура, 4бт</text:span></text:p>
      <text:p text:style-name="P1">00/01 — действие пользователя/собственное, 1бт</text:p>
      <text:p text:style-name="P2"><text:span text:style-name="T2">0</text:span>0<text:span text:style-name="T2"> — мышь, 1бт</text:span></text:p>
      <text:p text:style-name="P2"><text:span text:style-name="T2">03 — </text:span>mov<text:span text:style-name="T2">e, 1бт</text:span></text:p>
      <text:p text:style-name="P19"><text:span text:style-name="T2">nx –</text:span> x <text:span text:style-name="T2">координата, 4бт</text:span></text:p>
      <text:p text:style-name="P19"><text:span text:style-name="T2">n</text:span>y<text:span text:style-name="T2"> –</text:span> y <text:span text:style-name="T2">координата, 4бт</text:span></text:p>
      <text:h text:style-name="Heading_20_1" text:outline-level="1">Опции утилиты</text:h>
      <text:p text:style-name="Text_20_body">Утилита воспринимает следующие опции:</text:p>
      <text:list xml:id="list8114125031099453144" text:style-name="L2">
        <text:list-item>
          <text:list>
            <text:list-item>
              <text:h text:style-name="P7" text:outline-level="2">--<text:span text:style-name="T1">skip n</text:span></text:h>
            </text:list-item>
            <text:list-item>
              <text:h text:style-name="P7" text:outline-level="2"><text:span text:style-name="T1">--ioformat &lt;format&gt;</text:span></text:h>
            </text:list-item>
            <text:list-item>
              <text:h text:style-name="P8" text:outline-level="2"><text:span text:style-name="T6">--ownaction &lt;method&gt;</text:span></text:h>
            </text:list-item>
          </text:list>
        </text:list-item>
      </text:list>
      <text:h text:style-name="P5" text:outline-level="2">Опция -<text:span text:style-name="T4">-</text:span><text:span text:style-name="T5">skip n</text:span></text:h>
      <text:p text:style-name="P14">Определяет паузы между выводами утилиты. После перехвата (и вывода в <text:span text:style-name="T1">stdout) </text:span>очередного события, утилита отчитывает «молчаливый период» продолжительностью <text:span text:style-name="T1">n миллисекунд.</text:span> В течении этого периода события (как пользователя, так и «собственные») перехватываются, но в<text:span text:style-name="T1"> sdtdout </text:span>не выводятся.</text:p>
      <text:p text:style-name="P14">По истечение молчаливого периода, в <text:span text:style-name="T1">stdout </text:span>выводится 1 событие и начинается новый период.</text:p>
      <text:p text:style-name="P14">Допустимые значения: <text:span text:style-name="T1">0 – 1000, </text:span>умолчание: <text:span text:style-name="T1">0.</text:span></text:p>
      <text:h text:style-name="P5" text:outline-level="2"><text:span text:style-name="T7">Опция</text:span><text:span text:style-name="T5"> --ioformat &lt;format&gt;</text:span></text:h>
      <text:p text:style-name="P14">Определяет формат ввода/вывода <text:span text:style-name="T1">(</text:span>см выше).</text:p>
      <text:p text:style-name="P14">Допустимые значения:</text:p>
      <text:p text:style-name="P15"><text:span text:style-name="T4">normal</text:span> – <text:span text:style-name="T2">текстовый формат (умолчание)</text:span></text:p>
      <text:p text:style-name="P15"><text:span text:style-name="T4">binary</text:span> – <text:span text:style-name="T2">бинарный формат.</text:span></text:p>
      <text:h text:style-name="P6" text:outline-level="2"><text:span text:style-name="T7">Опция</text:span><text:span text:style-name="T5"> --ownaction &lt;method&gt;</text:span></text:h>
      <text:p text:style-name="P14">Определяет реакцию утилиты на «собственные» события (см. выше).</text:p>
      <text:p text:style-name="P14">Допустимые значения:</text:p>
      <text:p text:style-name="P15"><text:span text:style-name="T4">normal</text:span> – <text:span text:style-name="T2">вывод собственных событий никак <text:s/>не отличается от событий </text:span><text:soft-page-break/><text:span text:style-name="T2">пользователя(умолчание).</text:span></text:p>
      <text:p text:style-name="P15"><text:span text:style-name="T4">skip – </text:span><text:span text:style-name="T2">собственные события не выводятся в </text:span>stdout.</text:p>
      <text:p text:style-name="P15"><text:span text:style-name="T4">highlight</text:span> – <text:span text:style-name="T2">в текстовом формате собственные события выводятся в </text:span>stdout <text:span text:style-name="T2">с префиксом </text:span>'==&gt;', <text:span text:style-name="T2">например</text:span></text:p>
      <text:p text:style-name="P15"><text:span text:style-name="T2"/></text:p>
      <text:p text:style-name="P16"><text:span text:style-name="T2">==&gt;Key press: 116</text:span></text:p>
      <text:p text:style-name="P16"><text:span text:style-name="T2">==&gt;Key release: 116</text:span></text:p>
      <text:p text:style-name="P16"><text:span text:style-name="T2"/></text:p>
      <text:p text:style-name="P15"><text:span text:style-name="T2">В бинарном формате 1й байт после сигнатуры (источник события) устанавливается в 01 (см выше).</text:span></text:p>
      <text:h text:style-name="Heading_20_1" text:outline-level="1"><text:span text:style-name="T2">Сборка утилиты из исходников</text:span></text:h>
      <text:p text:style-name="P1">Продолжение следует...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DejaVu Sans Mono2" svg:font-family="'DejaVu Sans Mono'" style:font-adornments="Bold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3" svg:font-family="'DejaVu Sans Mono'" style:font-adornments="Obliqu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3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cm" fo:text-align="start" style:justify-single-word="false" fo:text-indent="-0.76cm" style:auto-text-indent="false">
        <style:tab-stops/>
      </style:paragraph-properties>
      <style:text-properties fo:font-size="28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align="start" style:justify-single-word="false" fo:text-indent="-0.76cm" style:auto-text-indent="false">
        <style:tab-stops/>
      </style:paragraph-properties>
      <style:text-properties fo:font-size="20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text-align="start" style:justify-single-word="false" fo:text-indent="-0.76cm" style:auto-text-indent="false">
        <style:tab-stops/>
      </style:paragraph-properties>
      <style:text-properties fo:font-size="16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02T11:38:53.96</meta:creation-date>
    <meta:generator>OpenOffice/4.1.12$Win32 OpenOffice.org_project/4112m1$Build-9809</meta:generator>
    <dc:date>2023-12-04T12:17:33.28</dc:date>
    <meta:editing-duration>P1DT9H49M24S</meta:editing-duration>
    <meta:editing-cycles>5</meta:editing-cycles>
    <meta:document-statistic meta:table-count="0" meta:image-count="0" meta:object-count="0" meta:page-count="4" meta:paragraph-count="88" meta:word-count="497" meta:character-count="3437"/>
  </office:meta>
</office:document-meta>
</file>